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299in"/>
    </style:style>
    <style:style style:name="co3" style:family="table-column">
      <style:table-column-properties fo:break-before="auto" style:column-width="1.1319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1.1772in"/>
    </style:style>
    <style:style style:name="co6" style:family="table-column">
      <style:table-column-properties fo:break-before="auto" style:column-width="1.166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5492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e6e6ff"/>
    </style:style>
    <style:style style:name="ce7" style:family="table-cell" style:parent-style-name="Default" style:data-style-name="N100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3">
          <table:table-cell table:style-name="ce1" office:value-type="string" table:number-columns-spanned="2" table:number-rows-spanned="1">
            <text:p>Bill of materials for Compact Crossover V1.0</text:p>
          </table:table-cell>
          <table:covered-table-cell/>
          <table:table-cell table:number-columns-repeated="7"/>
        </table:table-row>
        <table:table-row table:style-name="ro4">
          <table:table-cell table:style-name="ce2" office:value-type="string" table:number-columns-spanned="2" table:number-rows-spanned="1">
            <text:p>Instructions for use; Modify the 'number to order' variable to generate a list of product IDs to use for the below part sources.</text:p>
          </table:table-cell>
          <table:covered-table-cell/>
          <table:table-cell table:number-columns-repeated="7"/>
        </table:table-row>
        <table:table-row table:style-name="ro3">
          <table:table-cell table:style-name="ce3" office:value-type="string">
            <text:p>Part</text:p>
          </table:table-cell>
          <table:table-cell table:style-name="ce3" office:value-type="string">
            <text:p>Parts per unit</text:p>
          </table:table-cell>
          <table:table-cell/>
          <table:table-cell table:style-name="ce1" office:value-type="string" table:number-columns-spanned="2" table:number-rows-spanned="1">
            <text:p>Source</text:p>
          </table:table-cell>
          <table:covered-table-cell/>
          <table:table-cell table:number-columns-repeated="4"/>
        </table:table-row>
        <table:table-row table:style-name="ro5">
          <table:table-cell table:number-columns-repeated="3"/>
          <table:table-cell office:value-type="string">
            <text:p><text:a xlink:href="http://www.microkit.se/">www.microkit.se</text:a></text:p>
          </table:table-cell>
          <table:table-cell office:value-type="string">
            <text:p><text:a xlink:href="http://www.farnell.com/">www.farnell.com</text:a></text:p>
          </table:table-cell>
          <table:table-cell table:number-columns-repeated="4"/>
        </table:table-row>
        <table:table-row table:style-name="ro3">
          <table:table-cell office:value-type="string">
            <text:p>C1,C5,C6,C7,C11,C12</text:p>
          </table:table-cell>
          <table:table-cell table:style-name="ce4" table:formula="of:=SUMPRODUCT(LEN([.$A5])-LEN(SUBSTITUTE([.$A5];&quot;,&quot;;&quot;&quot;)))+1" office:value-type="float" office:value="6">
            <text:p>6</text:p>
          </table:table-cell>
          <table:table-cell/>
          <table:table-cell table:style-name="ce6" table:formula="of:=&quot;F&quot; &amp;[.$H5] &amp;&quot;+&quot;&amp;([.$B5]*[.$B$28])" office:value-type="string" office:string-value="F1692300+6">
            <text:p>F1692300+6</text:p>
          </table:table-cell>
          <table:table-cell table:style-name="ce6" table:formula="of:=[.$H5] &amp;&quot;, &quot;&amp;([.$B5]*[.$B$28])" office:value-type="string" office:string-value="1692300, 6">
            <text:p>1692300, 6</text:p>
          </table:table-cell>
          <table:table-cell table:number-columns-repeated="2"/>
          <table:table-cell office:value-type="float" office:value="1692300">
            <text:p>1692300</text:p>
          </table:table-cell>
          <table:table-cell/>
        </table:table-row>
        <table:table-row table:style-name="ro3">
          <table:table-cell office:value-type="string">
            <text:p>C2,C3,C4</text:p>
          </table:table-cell>
          <table:table-cell table:style-name="ce4" table:formula="of:=SUMPRODUCT(LEN([.$A6])-LEN(SUBSTITUTE([.$A6];&quot;,&quot;;&quot;&quot;)))+1" office:value-type="float" office:value="3">
            <text:p>3</text:p>
          </table:table-cell>
          <table:table-cell/>
          <table:table-cell table:style-name="ce6" table:number-columns-repeated="2"/>
          <table:table-cell table:number-columns-repeated="2"/>
          <table:table-cell office:value-type="string">
            <text:p>Filter capacitor, see manual</text:p>
          </table:table-cell>
          <table:table-cell/>
        </table:table-row>
        <table:table-row table:style-name="ro3">
          <table:table-cell office:value-type="string">
            <text:p>C8</text:p>
          </table:table-cell>
          <table:table-cell table:style-name="ce4" table:formula="of:=SUMPRODUCT(LEN([.$A7])-LEN(SUBSTITUTE([.$A7];&quot;,&quot;;&quot;&quot;)))+1" office:value-type="float" office:value="1">
            <text:p>1</text:p>
          </table:table-cell>
          <table:table-cell/>
          <table:table-cell table:style-name="ce6" table:formula="of:=&quot;F&quot; &amp;[.$H7] &amp;&quot;+&quot;&amp;([.$B7]*[.$B$28])" office:value-type="string" office:string-value="F1413771+1">
            <text:p>F1413771+1</text:p>
          </table:table-cell>
          <table:table-cell table:style-name="ce6" table:formula="of:=[.$H7] &amp;&quot;, &quot;&amp;([.$B7]*[.$B$28])" office:value-type="string" office:string-value="1413771, 1">
            <text:p>1413771, 1</text:p>
          </table:table-cell>
          <table:table-cell table:number-columns-repeated="2"/>
          <table:table-cell office:value-type="float" office:value="1413771">
            <text:p>1413771</text:p>
          </table:table-cell>
          <table:table-cell/>
        </table:table-row>
        <table:table-row table:style-name="ro3">
          <table:table-cell office:value-type="string">
            <text:p>C9</text:p>
          </table:table-cell>
          <table:table-cell table:style-name="ce4" table:formula="of:=SUMPRODUCT(LEN([.$A8])-LEN(SUBSTITUTE([.$A8];&quot;,&quot;;&quot;&quot;)))+1" office:value-type="float" office:value="1">
            <text:p>1</text:p>
          </table:table-cell>
          <table:table-cell/>
          <table:table-cell table:style-name="ce6" table:formula="of:=&quot;F&quot; &amp;[.$H8] &amp;&quot;+&quot;&amp;([.$B8]*[.$B$28])" office:value-type="string" office:string-value="F1457669+1">
            <text:p>F1457669+1</text:p>
          </table:table-cell>
          <table:table-cell table:style-name="ce6" table:formula="of:=[.$H8] &amp;&quot;, &quot;&amp;([.$B8]*[.$B$28])" office:value-type="string" office:string-value="1457669, 1">
            <text:p>1457669, 1</text:p>
          </table:table-cell>
          <table:table-cell table:number-columns-repeated="2"/>
          <table:table-cell office:value-type="float" office:value="1457669">
            <text:p>1457669</text:p>
          </table:table-cell>
          <table:table-cell/>
        </table:table-row>
        <table:table-row table:style-name="ro3">
          <table:table-cell office:value-type="string">
            <text:p>C10</text:p>
          </table:table-cell>
          <table:table-cell table:style-name="ce4" table:formula="of:=SUMPRODUCT(LEN([.$A9])-LEN(SUBSTITUTE([.$A9];&quot;,&quot;;&quot;&quot;)))+1" office:value-type="float" office:value="1">
            <text:p>1</text:p>
          </table:table-cell>
          <table:table-cell/>
          <table:table-cell table:style-name="ce6" table:formula="of:=&quot;F&quot; &amp;[.$H9] &amp;&quot;+&quot;&amp;([.$B9]*[.$B$28])" office:value-type="string" office:string-value="F1144640+1">
            <text:p>F1144640+1</text:p>
          </table:table-cell>
          <table:table-cell table:style-name="ce6" table:formula="of:=[.$H9] &amp;&quot;, &quot;&amp;([.$B9]*[.$B$28])" office:value-type="string" office:string-value="1144640, 1">
            <text:p>1144640, 1</text:p>
          </table:table-cell>
          <table:table-cell table:number-columns-repeated="2"/>
          <table:table-cell office:value-type="float" office:value="1144640">
            <text:p>1144640</text:p>
          </table:table-cell>
          <table:table-cell/>
        </table:table-row>
        <table:table-row table:style-name="ro3">
          <table:table-cell office:value-type="string">
            <text:p>C13</text:p>
          </table:table-cell>
          <table:table-cell table:style-name="ce4" table:formula="of:=SUMPRODUCT(LEN([.$A10])-LEN(SUBSTITUTE([.$A10];&quot;,&quot;;&quot;&quot;)))+1" office:value-type="float" office:value="1">
            <text:p>1</text:p>
          </table:table-cell>
          <table:table-cell/>
          <table:table-cell table:style-name="ce6" table:formula="of:=&quot;F&quot; &amp;[.$H10] &amp;&quot;+&quot;&amp;([.$B10]*[.$B$28])" office:value-type="string" office:string-value="F8127077+1">
            <text:p>F8127077+1</text:p>
          </table:table-cell>
          <table:table-cell table:style-name="ce6" table:formula="of:=[.$H10] &amp;&quot;, &quot;&amp;([.$B10]*[.$B$28])" office:value-type="string" office:string-value="8127077, 1">
            <text:p>8127077, 1</text:p>
          </table:table-cell>
          <table:table-cell table:number-columns-repeated="2"/>
          <table:table-cell office:value-type="float" office:value="8127077">
            <text:p>8127077</text:p>
          </table:table-cell>
          <table:table-cell/>
        </table:table-row>
        <table:table-row table:style-name="ro3">
          <table:table-cell office:value-type="string">
            <text:p>D1</text:p>
          </table:table-cell>
          <table:table-cell table:style-name="ce4" table:formula="of:=SUMPRODUCT(LEN([.$A11])-LEN(SUBSTITUTE([.$A11];&quot;,&quot;;&quot;&quot;)))+1" office:value-type="float" office:value="1">
            <text:p>1</text:p>
          </table:table-cell>
          <table:table-cell/>
          <table:table-cell table:style-name="ce6" table:formula="of:=&quot;F&quot; &amp;[.$H11] &amp;&quot;+&quot;&amp;([.$B11]*[.$B$28])" office:value-type="string" office:string-value="F1651089+1">
            <text:p>F1651089+1</text:p>
          </table:table-cell>
          <table:table-cell table:style-name="ce6" table:formula="of:=[.$H11] &amp;&quot;, &quot;&amp;([.$B11]*[.$B$28])" office:value-type="string" office:string-value="1651089, 1">
            <text:p>1651089, 1</text:p>
          </table:table-cell>
          <table:table-cell table:number-columns-repeated="2"/>
          <table:table-cell office:value-type="float" office:value="1651089">
            <text:p>1651089</text:p>
          </table:table-cell>
          <table:table-cell/>
        </table:table-row>
        <table:table-row table:style-name="ro3">
          <table:table-cell office:value-type="string">
            <text:p>F1</text:p>
          </table:table-cell>
          <table:table-cell table:style-name="ce4" table:formula="of:=SUMPRODUCT(LEN([.$A12])-LEN(SUBSTITUTE([.$A12];&quot;,&quot;;&quot;&quot;)))+1" office:value-type="float" office:value="1">
            <text:p>1</text:p>
          </table:table-cell>
          <table:table-cell/>
          <table:table-cell table:style-name="ce6" table:formula="of:=&quot;F&quot; &amp;[.$H12] &amp;&quot;+&quot;&amp;([.$B12]*[.$B$28])" office:value-type="string" office:string-value="F1861138+1">
            <text:p>F1861138+1</text:p>
          </table:table-cell>
          <table:table-cell table:style-name="ce6" table:formula="of:=[.$H12] &amp;&quot;, &quot;&amp;([.$B12]*[.$B$28])" office:value-type="string" office:string-value="1861138, 1">
            <text:p>1861138, 1</text:p>
          </table:table-cell>
          <table:table-cell table:number-columns-repeated="2"/>
          <table:table-cell office:value-type="float" office:value="1861138">
            <text:p>1861138</text:p>
          </table:table-cell>
          <table:table-cell/>
        </table:table-row>
        <table:table-row table:style-name="ro3">
          <table:table-cell office:value-type="string">
            <text:p>IC1,IC2,IC3,IC4</text:p>
          </table:table-cell>
          <table:table-cell table:style-name="ce4" table:formula="of:=SUMPRODUCT(LEN([.$A13])-LEN(SUBSTITUTE([.$A13];&quot;,&quot;;&quot;&quot;)))+1" office:value-type="float" office:value="4">
            <text:p>4</text:p>
          </table:table-cell>
          <table:table-cell/>
          <table:table-cell table:style-name="ce6" table:formula="of:=&quot;F&quot; &amp;[.$H13] &amp;&quot;+&quot;&amp;([.$B13]*[.$B$28])" office:value-type="string" office:string-value="F1097574+4">
            <text:p>F1097574+4</text:p>
          </table:table-cell>
          <table:table-cell table:style-name="ce6" table:formula="of:=[.$H13] &amp;&quot;, &quot;&amp;([.$B13]*[.$B$28])" office:value-type="string" office:string-value="1097574, 4">
            <text:p>1097574, 4</text:p>
          </table:table-cell>
          <table:table-cell table:number-columns-repeated="2"/>
          <table:table-cell office:value-type="float" office:value="1097574">
            <text:p>1097574</text:p>
          </table:table-cell>
          <table:table-cell/>
        </table:table-row>
        <table:table-row table:style-name="ro3">
          <table:table-cell office:value-type="string">
            <text:p>LED1</text:p>
          </table:table-cell>
          <table:table-cell table:style-name="ce4" table:formula="of:=SUMPRODUCT(LEN([.$A14])-LEN(SUBSTITUTE([.$A14];&quot;,&quot;;&quot;&quot;)))+1" office:value-type="float" office:value="1">
            <text:p>1</text:p>
          </table:table-cell>
          <table:table-cell/>
          <table:table-cell table:style-name="ce6" table:formula="of:=&quot;F&quot; &amp;[.$H14] &amp;&quot;+&quot;&amp;([.$B14]*[.$B$28])" office:value-type="string" office:string-value="F1142561+1">
            <text:p>F1142561+1</text:p>
          </table:table-cell>
          <table:table-cell table:style-name="ce6" table:formula="of:=[.$H14] &amp;&quot;, &quot;&amp;([.$B14]*[.$B$28])" office:value-type="string" office:string-value="1142561, 1">
            <text:p>1142561, 1</text:p>
          </table:table-cell>
          <table:table-cell table:number-columns-repeated="2"/>
          <table:table-cell office:value-type="float" office:value="1142561">
            <text:p>1142561</text:p>
          </table:table-cell>
          <table:table-cell/>
        </table:table-row>
        <table:table-row table:style-name="ro3">
          <table:table-cell office:value-type="string">
            <text:p>R1,R2,R3,R8,R10,R11,R12</text:p>
          </table:table-cell>
          <table:table-cell table:style-name="ce4" table:formula="of:=SUMPRODUCT(LEN([.$A15])-LEN(SUBSTITUTE([.$A15];&quot;,&quot;;&quot;&quot;)))+1" office:value-type="float" office:value="7">
            <text:p>7</text:p>
          </table:table-cell>
          <table:table-cell/>
          <table:table-cell table:style-name="ce6" table:number-columns-repeated="2"/>
          <table:table-cell table:number-columns-repeated="2"/>
          <table:table-cell office:value-type="string">
            <text:p>Filter resistor, see manual</text:p>
          </table:table-cell>
          <table:table-cell table:style-name="ce7"/>
        </table:table-row>
        <table:table-row table:style-name="ro3">
          <table:table-cell office:value-type="string">
            <text:p>R4,R13,R24</text:p>
          </table:table-cell>
          <table:table-cell table:style-name="ce4" table:formula="of:=SUMPRODUCT(LEN([.$A16])-LEN(SUBSTITUTE([.$A16];&quot;,&quot;;&quot;&quot;)))+1" office:value-type="float" office:value="3">
            <text:p>3</text:p>
          </table:table-cell>
          <table:table-cell/>
          <table:table-cell table:style-name="ce6" table:formula="of:=&quot;F&quot; &amp;[.$H16] &amp;&quot;+&quot;&amp;([.$B16]*[.$B$28])" office:value-type="string" office:string-value="F9341099+3">
            <text:p>F9341099+3</text:p>
          </table:table-cell>
          <table:table-cell table:style-name="ce6" table:formula="of:=[.$H16] &amp;&quot;, &quot;&amp;([.$B16]*[.$B$28])" office:value-type="string" office:string-value="9341099, 3">
            <text:p>9341099, 3</text:p>
          </table:table-cell>
          <table:table-cell table:number-columns-repeated="2"/>
          <table:table-cell office:value-type="float" office:value="9341099">
            <text:p>9341099</text:p>
          </table:table-cell>
          <table:table-cell/>
        </table:table-row>
        <table:table-row table:style-name="ro3">
          <table:table-cell office:value-type="string">
            <text:p>R5,R14</text:p>
          </table:table-cell>
          <table:table-cell table:style-name="ce4" table:formula="of:=SUMPRODUCT(LEN([.$A17])-LEN(SUBSTITUTE([.$A17];&quot;,&quot;;&quot;&quot;)))+1" office:value-type="float" office:value="2">
            <text:p>2</text:p>
          </table:table-cell>
          <table:table-cell/>
          <table:table-cell table:style-name="ce6" table:formula="of:=&quot;F&quot; &amp;[.$H17] &amp;&quot;+&quot;&amp;([.$B17]*[.$B$28])" office:value-type="string" office:string-value="F9354425+2">
            <text:p>F9354425+2</text:p>
          </table:table-cell>
          <table:table-cell table:style-name="ce6" table:formula="of:=[.$H17] &amp;&quot;, &quot;&amp;([.$B17]*[.$B$28])" office:value-type="string" office:string-value="9354425, 2">
            <text:p>9354425, 2</text:p>
          </table:table-cell>
          <table:table-cell table:number-columns-repeated="2"/>
          <table:table-cell office:value-type="float" office:value="9354425">
            <text:p>9354425</text:p>
          </table:table-cell>
          <table:table-cell/>
        </table:table-row>
        <table:table-row table:style-name="ro3">
          <table:table-cell office:value-type="string">
            <text:p>R6,R15,R16</text:p>
          </table:table-cell>
          <table:table-cell table:style-name="ce4" table:formula="of:=SUMPRODUCT(LEN([.$A18])-LEN(SUBSTITUTE([.$A18];&quot;,&quot;;&quot;&quot;)))+1" office:value-type="float" office:value="3">
            <text:p>3</text:p>
          </table:table-cell>
          <table:table-cell/>
          <table:table-cell table:style-name="ce6" table:formula="of:=&quot;F&quot; &amp;[.$H18] &amp;&quot;+&quot;&amp;([.$B18]*[.$B$28])" office:value-type="string" office:string-value="F9475745+3">
            <text:p>F9475745+3</text:p>
          </table:table-cell>
          <table:table-cell table:style-name="ce6" table:formula="of:=[.$H18] &amp;&quot;, &quot;&amp;([.$B18]*[.$B$28])" office:value-type="string" office:string-value="9475745, 3">
            <text:p>9475745, 3</text:p>
          </table:table-cell>
          <table:table-cell table:number-columns-repeated="2"/>
          <table:table-cell office:value-type="float" office:value="9475745">
            <text:p>9475745</text:p>
          </table:table-cell>
          <table:table-cell/>
        </table:table-row>
        <table:table-row table:style-name="ro3">
          <table:table-cell office:value-type="string">
            <text:p>R7,R9</text:p>
          </table:table-cell>
          <table:table-cell table:style-name="ce4" table:formula="of:=SUMPRODUCT(LEN([.$A19])-LEN(SUBSTITUTE([.$A19];&quot;,&quot;;&quot;&quot;)))+1" office:value-type="float" office:value="2">
            <text:p>2</text:p>
          </table:table-cell>
          <table:table-cell/>
          <table:table-cell table:style-name="ce6" table:number-columns-repeated="2"/>
          <table:table-cell table:number-columns-repeated="2"/>
          <table:table-cell office:value-type="string">
            <text:p>Filter resistor, see manual</text:p>
          </table:table-cell>
          <table:table-cell/>
        </table:table-row>
        <table:table-row table:style-name="ro3">
          <table:table-cell office:value-type="string">
            <text:p>R17,R19,R20,R21,R22</text:p>
          </table:table-cell>
          <table:table-cell table:style-name="ce4" table:formula="of:=SUMPRODUCT(LEN([.$A20])-LEN(SUBSTITUTE([.$A20];&quot;,&quot;;&quot;&quot;)))+1" office:value-type="float" office:value="5">
            <text:p>5</text:p>
          </table:table-cell>
          <table:table-cell/>
          <table:table-cell table:style-name="ce6" table:formula="of:=&quot;F&quot; &amp;[.$H20] &amp;&quot;+&quot;&amp;([.$B20]*[.$B$28])" office:value-type="string" office:string-value="F9341757+5">
            <text:p>F9341757+5</text:p>
          </table:table-cell>
          <table:table-cell table:style-name="ce6" table:formula="of:=[.$H20] &amp;&quot;, &quot;&amp;([.$B20]*[.$B$28])" office:value-type="string" office:string-value="9341757, 5">
            <text:p>9341757, 5</text:p>
          </table:table-cell>
          <table:table-cell table:number-columns-repeated="2"/>
          <table:table-cell office:value-type="float" office:value="9341757">
            <text:p>9341757</text:p>
          </table:table-cell>
          <table:table-cell/>
        </table:table-row>
        <table:table-row table:style-name="ro3">
          <table:table-cell office:value-type="string">
            <text:p>R18,R23</text:p>
          </table:table-cell>
          <table:table-cell table:style-name="ce4" table:formula="of:=SUMPRODUCT(LEN([.$A21])-LEN(SUBSTITUTE([.$A21];&quot;,&quot;;&quot;&quot;)))+1" office:value-type="float" office:value="2">
            <text:p>2</text:p>
          </table:table-cell>
          <table:table-cell/>
          <table:table-cell table:style-name="ce6" table:formula="of:=&quot;F&quot; &amp;[.$H21] &amp;&quot;+&quot;&amp;([.$B21]*[.$B$28])" office:value-type="string" office:string-value="F9342273+2">
            <text:p>F9342273+2</text:p>
          </table:table-cell>
          <table:table-cell table:style-name="ce6" table:formula="of:=[.$H21] &amp;&quot;, &quot;&amp;([.$B21]*[.$B$28])" office:value-type="string" office:string-value="9342273, 2">
            <text:p>9342273, 2</text:p>
          </table:table-cell>
          <table:table-cell table:number-columns-repeated="2"/>
          <table:table-cell office:value-type="float" office:value="9342273">
            <text:p>9342273</text:p>
          </table:table-cell>
          <table:table-cell/>
        </table:table-row>
        <table:table-row table:style-name="ro3">
          <table:table-cell office:value-type="string">
            <text:p>VR1</text:p>
          </table:table-cell>
          <table:table-cell table:style-name="ce4" table:formula="of:=SUMPRODUCT(LEN([.$A22])-LEN(SUBSTITUTE([.$A22];&quot;,&quot;;&quot;&quot;)))+1" office:value-type="float" office:value="1">
            <text:p>1</text:p>
          </table:table-cell>
          <table:table-cell/>
          <table:table-cell table:style-name="ce6" table:formula="of:=&quot;F&quot; &amp;[.$H22] &amp;&quot;+&quot;&amp;([.$B22]*[.$B$28])" office:value-type="string" office:string-value="F1750204+1">
            <text:p>F1750204+1</text:p>
          </table:table-cell>
          <table:table-cell table:style-name="ce6" table:formula="of:=[.$H22] &amp;&quot;, &quot;&amp;([.$B22]*[.$B$28])" office:value-type="string" office:string-value="1750204, 1">
            <text:p>1750204, 1</text:p>
          </table:table-cell>
          <table:table-cell table:number-columns-repeated="2"/>
          <table:table-cell office:value-type="float" office:value="1750204">
            <text:p>1750204</text:p>
          </table:table-cell>
          <table:table-cell/>
        </table:table-row>
        <table:table-row table:style-name="ro3">
          <table:table-cell office:value-type="string">
            <text:p>X1</text:p>
          </table:table-cell>
          <table:table-cell table:style-name="ce4" table:formula="of:=SUMPRODUCT(LEN([.$A23])-LEN(SUBSTITUTE([.$A23];&quot;,&quot;;&quot;&quot;)))+1" office:value-type="float" office:value="1">
            <text:p>1</text:p>
          </table:table-cell>
          <table:table-cell/>
          <table:table-cell table:style-name="ce6" table:formula="of:=&quot;F&quot; &amp;[.$H23] &amp;&quot;+&quot;&amp;([.$B23]*[.$B$28])" office:value-type="string" office:string-value="F1717006+1">
            <text:p>F1717006+1</text:p>
          </table:table-cell>
          <table:table-cell table:style-name="ce6" table:formula="of:=[.$H23] &amp;&quot;, &quot;&amp;([.$B23]*[.$B$28])" office:value-type="string" office:string-value="1717006, 1">
            <text:p>1717006, 1</text:p>
          </table:table-cell>
          <table:table-cell table:number-columns-repeated="2"/>
          <table:table-cell office:value-type="float" office:value="1717006">
            <text:p>1717006</text:p>
          </table:table-cell>
          <table:table-cell/>
        </table:table-row>
        <table:table-row table:style-name="ro3">
          <table:table-cell office:value-type="string">
            <text:p>Z1</text:p>
          </table:table-cell>
          <table:table-cell table:style-name="ce4" table:formula="of:=SUMPRODUCT(LEN([.$A24])-LEN(SUBSTITUTE([.$A24];&quot;,&quot;;&quot;&quot;)))+1" office:value-type="float" office:value="1">
            <text:p>1</text:p>
          </table:table-cell>
          <table:table-cell/>
          <table:table-cell table:style-name="ce6" table:formula="of:=&quot;F&quot; &amp;[.$H24] &amp;&quot;+&quot;&amp;([.$B24]*[.$B$28])" office:value-type="string" office:string-value="F1578913+1">
            <text:p>F1578913+1</text:p>
          </table:table-cell>
          <table:table-cell table:style-name="ce6" table:formula="of:=[.$H24] &amp;&quot;, &quot;&amp;([.$B24]*[.$B$28])" office:value-type="string" office:string-value="1578913, 1">
            <text:p>1578913, 1</text:p>
          </table:table-cell>
          <table:table-cell table:number-columns-repeated="2"/>
          <table:table-cell office:value-type="float" office:value="1578913">
            <text:p>1578913</text:p>
          </table:table-cell>
          <table:table-cell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style-name="ce3" office:value-type="string">
            <text:p>Number to order:</text:p>
          </table:table-cell>
          <table:table-cell table:style-name="ce5" office:value-type="float" office:value="1">
            <text:p>1</text:p>
          </table:table-cell>
          <table:table-cell table:number-columns-repeated="7"/>
        </table:table-row>
        <table:table-row table:style-name="ro3" table:number-rows-repeated="1048547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B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2:44:16</meta:creation-date>
    <dc:date>2013-02-13T16:57:42</dc:date>
    <meta:editing-duration>PT35M19S</meta:editing-duration>
    <meta:editing-cycles>16</meta:editing-cycles>
    <meta:generator>LibreOffice/3.5$Linux_x86 LibreOffice_project/350m1$Build-2</meta:generator>
    <meta:document-statistic meta:table-count="3" meta:cell-count="103" meta:object-count="0"/>
  </office:meta>
</office:document-meta>
</file>